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66" draw:fill="solid" draw:fill-color="#ffff66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0.2cm" svg:x="0.2cm" svg:y="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05cm" svg:x="0.3cm" svg:y="0.2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4cm" svg:height="0.1cm" svg:x="0.618cm" svg:y="0.2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4cm" svg:height="0.1cm" svg:x="0.547cm" svg:y="0.21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Sagenschneider</meta:initial-creator>
    <meta:creation-date>2013-02-15T09:13:25</meta:creation-date>
    <dc:date>2013-02-17T19:12:45</dc:date>
    <dc:creator>Daniel Sagenschneider</dc:creator>
    <meta:editing-duration>PT1M29S</meta:editing-duration>
    <meta:editing-cycles>2</meta:editing-cycles>
    <meta:generator>LibreOffice/3.5$Linux_X86_64 LibreOffice_project/350m1$Build-2</meta:generator>
    <meta:document-statistic meta:object-count="4"/>
  </office:meta>
</office:document-meta>
</file>